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orizontalPanel.HorizontalPanel( Color b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orizontalPanel.add( Component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orizontalPanel.Horizontal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rizontalPanel.HorizontalPanel( int hgap , float vertical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